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89d3" officeooo:paragraph-rsid="001b89d3"/>
    </style:style>
    <style:style style:name="P2" style:family="paragraph" style:parent-style-name="Standard">
      <style:text-properties officeooo:rsid="002024aa" officeooo:paragraph-rsid="002024aa"/>
    </style:style>
    <style:style style:name="P3" style:family="paragraph" style:parent-style-name="Standard">
      <style:text-properties officeooo:rsid="00225bd7" officeooo:paragraph-rsid="00225bd7"/>
    </style:style>
    <style:style style:name="P4" style:family="paragraph" style:parent-style-name="Standard">
      <style:text-properties officeooo:rsid="00225bd7" officeooo:paragraph-rsid="002343d7"/>
    </style:style>
    <style:style style:name="P5" style:family="paragraph" style:parent-style-name="Standard">
      <style:text-properties officeooo:rsid="00225bd7" officeooo:paragraph-rsid="0028bff4"/>
    </style:style>
    <style:style style:name="P6" style:family="paragraph" style:parent-style-name="Standard">
      <style:text-properties officeooo:rsid="00225bd7" officeooo:paragraph-rsid="002b25ea"/>
    </style:style>
    <style:style style:name="P7" style:family="paragraph" style:parent-style-name="Standard">
      <style:text-properties officeooo:rsid="002343d7" officeooo:paragraph-rsid="002343d7"/>
    </style:style>
    <style:style style:name="P8" style:family="paragraph" style:parent-style-name="Standard">
      <style:text-properties officeooo:rsid="0027a9dc" officeooo:paragraph-rsid="002b25ea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2160ab"/>
    </style:style>
    <style:style style:name="T3" style:family="text">
      <style:text-properties officeooo:rsid="002343d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43d7" style:font-weight-asian="bold" style:font-weight-complex="bold"/>
    </style:style>
    <style:style style:name="T6" style:family="text">
      <style:text-properties fo:font-weight="bold" officeooo:rsid="00225bd7" style:font-weight-asian="bold" style:font-weight-complex="bold"/>
    </style:style>
    <style:style style:name="T7" style:family="text">
      <style:text-properties officeooo:rsid="0026d78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27a9dc"/>
    </style:style>
    <style:style style:name="T10" style:family="text">
      <style:text-properties style:text-underline-style="solid" style:text-underline-width="auto" style:text-underline-color="font-color" officeooo:rsid="00281479"/>
    </style:style>
    <style:style style:name="T11" style:family="text">
      <style:text-properties style:text-underline-style="solid" style:text-underline-width="auto" style:text-underline-color="font-color" officeooo:rsid="0028bff4"/>
    </style:style>
    <style:style style:name="T12" style:family="text">
      <style:text-properties style:text-underline-style="solid" style:text-underline-width="auto" style:text-underline-color="font-color" officeooo:rsid="002b25e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81479"/>
    </style:style>
    <style:style style:name="T15" style:family="text">
      <style:text-properties style:text-underline-style="none" officeooo:rsid="0027a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jacobian :</text:p>
      <text:p text:style-name="P1"/>
      <text:p text:style-name="P1">[ 0 <text:s text:c="10"/>-5.91e-01 <text:s text:c="3"/>2.8e-01 <text:s text:c="7"/>7.61e-02 <text:s text:c="9"/>-5.735e-02 <text:s text:c="7"/></text:p>
      <text:p text:style-name="P1"><text:s text:c="2"/>1 <text:s text:c="11"/>2.08e-01 <text:s text:c="3"/>3.97e-01 <text:s text:c="6"/>1.04e-01 <text:s text:c="10"/>7.743 e-02 <text:s text:c="6"/></text:p>
      <text:p text:style-name="P1">4.89e-12 <text:s/>0 <text:s text:c="14"/>-6.e-01 <text:s text:c="9"/>-4.305e-01 <text:s text:c="7"/>-5.305e-02 <text:s text:c="6"/></text:p>
      <text:p text:style-name="P1">0. <text:s text:c="12"/>0. <text:s text:c="13"/>-0.8083 <text:s text:c="8"/>-0.808 <text:s text:c="14"/>0.517 <text:s text:c="15"/></text:p>
      <text:p text:style-name="P1">0. <text:s text:c="12"/>0. <text:s text:c="13"/>5.88e-01 <text:s text:c="6"/>5.887e-01 <text:s text:c="8"/>7.102e-01 <text:s text:c="8"/></text:p>
      <text:p text:style-name="P2">0<text:tab/> <text:s text:c="3"/>1<text:tab/> <text:s text:c="9"/>2.24e-16 <text:s text:c="6"/><text:span text:style-name="T1">8.27e-17<text:tab/> <text:tab/></text:span><text:span text:style-name="T2">4.77e-1]</text:span></text:p>
      <text:p text:style-name="P1"/>
      <text:p text:style-name="P3"/>
      <text:p text:style-name="P5"><text:span text:style-name="T12">manupulability</text:span><text:span text:style-name="T9"> according </text:span><text:span text:style-name="T8">sqrt(det(J_transpose*J)) </text:span><text:span text:style-name="T11">= </text:span><text:span text:style-name="T13">0.266</text:span></text:p>
      <text:p text:style-name="P6"><text:span text:style-name="T12">manupulability</text:span><text:span text:style-name="T9"> according <text:s text:c="2"/>--</text:span><text:span text:style-name="T8">sqrt(det(J*J_transpose)) </text:span>= Nan</text:p>
      <text:p text:style-name="P8"><text:span text:style-name="T12">manupulability</text:span><text:span text:style-name="T8"> according the multiplication of the eighenvalus</text:span>: <text:s/><text:span text:style-name="T7">= 0.266</text:span></text:p>
      <text:p text:style-name="P4"/>
      <text:p text:style-name="P4"><text:span text:style-name="T3">SVD:</text:span></text:p>
      <text:p text:style-name="P7">S=</text:p>
      <text:p text:style-name="P4"><text:span text:style-name="T5">[</text:span><text:span text:style-name="T4">-1.62238e-01, -3.85228333e-01, <text:s/>3.54353193e-02, 3.75827433e-01, <text:s/>6.05530965e-01, -5.62234849e-01,</text:span></text:p>
      <text:p text:style-name="P4"><text:span text:style-name="T4">[-3.35366187e-01, <text:s/>3.15964342e-01, <text:s/>8.74615054e-01, 1.47474633e-01, -3.15562297e-02, <text:s/>3.446354e-12,</text:span></text:p>
      <text:p text:style-name="P4"><text:span text:style-name="T4">[ 4.30947887e-01, <text:s/>7.21232227e-03, <text:s/>1.41591127e-01, 7.86617477e-03, -5.46602712e-01, -7.03809245e-01,</text:span></text:p>
      <text:p text:style-name="P4"><text:span text:style-name="T4">[ 6.54221093e-01, <text:s/>2.54868883e-01, <text:s/>6.02813449e-02, 6.26125650e-01, <text:s/>1.96045840e-01, <text:s/>2.70065682e-01,</text:span></text:p>
      <text:p text:style-name="P4"><text:span text:style-name="T4">[-4.97480417e-01, <text:s/>2.54078614e-01, -3.99239647e-01, 6.08219818e-01, -3.91875651e-01, -7.11837373e-02,</text:span></text:p>
      <text:p text:style-name="P4"><text:span text:style-name="T4">[ 1.9228072e-05, <text:s/>7.88796272e-01, -2.25208043e-01,-2.73821878e-01, <text:s/>3.76246505e-01, -3.32478458e-01]</text:span></text:p>
      <text:p text:style-name="P4"><text:span text:style-name="T4"/></text:p>
      <text:p text:style-name="P7"><text:bookmark-start text:name="__DdeLink__3_3035651953"/><text:span text:style-name="T4">V= </text:span><text:span text:style-name="T6">[1.67859732, 1.34803999, 0.9607321 , 0.79231749, 0.15445597] </text:span><text:bookmark-end text:name="__DdeLink__3_3035651953"/></text:p>
      <text:p text:style-name="P7"><text:span text:style-name="T6"/></text:p>
      <text:p text:style-name="P7"><text:span text:style-name="T6"/></text:p>
      <text:p text:style-name="P7"><text:span text:style-name="T6">D</text:span><text:span text:style-name="T4">=</text:span></text:p>
      <text:p text:style-name="P4"><text:span text:style-name="T4">[-0.19978954, <text:s/>0.01551392, -0.75103687, -0.6282798 , -0.03242783],</text:span></text:p>
      <text:p text:style-name="P4"><text:span text:style-name="T4"><text:s text:c="8"/>[ 0.23438796, <text:s/>0.80299881, -0.03465375, -0.04142556, <text:s/>0.5452873 ],</text:span></text:p>
      <text:p text:style-name="P4"><text:span text:style-name="T4"><text:s text:c="8"/>[ 0.9103631 , -0.0664299 , -0.01174568, -0.26088075, -0.31405313],</text:span></text:p>
      <text:p text:style-name="P4"><text:span text:style-name="T4"><text:s text:c="8"/>[ 0.18613073, -0.58729263, <text:s/>0.01827636, -0.13557501, <text:s/>0.77571136],</text:span></text:p>
      <text:p text:style-name="P4"><text:span text:style-name="T4"><text:s text:c="8"/>[-0.20430567, <text:s/>0.07501114, <text:s/>0.65899222, -0.71910296, -0.03539374]</text:span><text:span text:style-name="T5">]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6:54:33.568478812</meta:creation-date>
    <dc:date>2019-11-01T17:24:36.839522553</dc:date>
    <meta:editing-duration>PT29M56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36" meta:character-count="1698" meta:non-whitespace-character-count="1283"/>
  </office:meta>
</office:document-meta>
</file>